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c361" officeooo:paragraph-rsid="0002c361"/>
    </style:style>
    <style:style style:name="T1" style:family="text">
      <style:text-properties officeooo:rsid="00041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/>The file path is not configured properly</text:p>
      <text:p text:style-name="Standard">2. <text:s/>When adding a new student/theme/mark no checks on the data are performed</text:p>
      <text:p text:style-name="Standard">3. <text:s/>The program crashes if the student's "grupa" field is not a numeral</text:p>
      <text:p text:style-name="Standard">4. <text:s/>An error message should be displayed when adding a duplicate student </text:p>
      <text:p text:style-name="Standard">5. <text:s/>When deleting/searching a student the name should be given as input </text:p>
      <text:p text:style-name="Standard">6. <text:s/>When updating a student one should be able to select which fields to update</text:p>
      <text:p text:style-name="Standard">7. <text:s/>When updating a student the email field throws an exception if the format is not correct</text:p>
      <text:p text:style-name="Standard">8. <text:s/>No input prompt</text:p>
      <text:p text:style-name="Standard">9. <text:s/>No lables shown when inputing data</text:p>
      <text:p text:style-name="Standard">10. No lables shown when displaying data</text:p>
      <text:p text:style-name="Standard">11. No message shown if there is no data to siplay</text:p>
      <text:p text:style-name="Standard">12. No message shown if a CRUD operation executed succesfully</text:p>
      <text:p text:style-name="Standard">13. The id of the students/assignments is being displayed</text:p>
      <text:p text:style-name="Standard">14. When adding a new assignment the "Saptamana primire" does not display a date format</text:p>
      <text:p text:style-name="Standard">15. When adding a mark to the lab, the format of the date is not displayed</text:p>
      <text:p text:style-name="Standard">16. The marks are not displayed</text:p>
      <text:p text:style-name="Standard">17. When adding a new theme the "numar" field is ambiguous</text:p>
      <text:p text:style-name="Standard">18. When adding/deleting/updating with invalid data no message is shown for invalid inputs</text:p>
      <text:p text:style-name="Standard">19. When trying to delete a student it an error is thrown if the student does not exists, no message gets displayed.</text:p>
      <text:p text:style-name="Standard">20. The email field when adding/updating does not check for a pattern</text:p>
      <text:p text:style-name="P1">21. Unused imports.</text:p>
      <text:p text:style-name="P1">22. Validators return Strings; <text:span text:style-name="T1">Suggestion: throw an exception with a String paramet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3-12T15:25:49.985000000</dc:date>
    <meta:editing-duration>PT42M2S</meta:editing-duration>
    <meta:editing-cycles>3</meta:editing-cycles>
    <meta:document-statistic meta:table-count="0" meta:image-count="0" meta:object-count="0" meta:page-count="1" meta:paragraph-count="22" meta:word-count="248" meta:character-count="1401" meta:non-whitespace-character-count="1164"/>
  </office:meta>
</office:document-meta>
</file>